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40000000300E3E2D928.png"/>
  <manifest:file-entry manifest:media-type="image/jpeg" manifest:full-path="Pictures/10000000000003D6000002C0CBA50CF2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8.5cm" style:rel-column-width="32767*"/>
    </style:style>
    <style:style style:name="Tabe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="0.002cm solid #000000"/>
    </style:style>
    <style:style style:name="Tabela1.A2" style:family="table-cell">
      <style:table-cell-properties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fr1" style:family="graphic" style:parent-style-name="Graphics">
      <style:graphic-properties style:mirror="none" fo:clip="rect(0cm 0cm 0cm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 table:number-columns-repeated="2"/>
        <table:table-row>
          <table:table-cell table:style-name="Tabela1.A1" office:value-type="string">
            <text:p text:style-name="Table_20_Contents">Test</text:p>
          </table:table-cell>
          <table:table-cell table:style-name="Tabela1.B1" office:value-type="string">
            <text:p text:style-name="Table_20_Contents">Test</text:p>
          </table:table-cell>
        </table:table-row>
        <table:table-row>
          <table:table-cell table:style-name="Tabela1.A2" office:value-type="string">
            <text:p text:style-name="Table_20_Contents">Test</text:p>
          </table:table-cell>
          <table:table-cell table:style-name="Tabela1.B2" office:value-type="string">
            <text:p text:style-name="Table_20_Contents">Tes</text:p>
          </table:table-cell>
        </table:table-row>
        <table:table-row>
          <table:table-cell table:style-name="Tabela1.A2" office:value-type="string">
            <text:p text:style-name="Table_20_Contents"><draw:frame draw:style-name="fr1" draw:name="figura1" text:anchor-type="paragraph" svg:width="8.304cm" svg:height="5.953cm" draw:z-index="0"><draw:image xlink:href="Pictures/10000000000003D6000002C0CBA50CF2.jpg" xlink:type="simple" xlink:show="embed" xlink:actuate="onLoad"/></draw:frame></text:p>
          </table:table-cell>
          <table:table-cell table:style-name="Tabela1.B2" office:value-type="string">
            <text:p text:style-name="Table_20_Contents"><draw:frame draw:style-name="fr1" draw:name="figura2" text:anchor-type="paragraph" svg:width="8.306cm" svg:height="6.228cm" draw:z-index="1"><draw:image xlink:href="Pictures/100002010000040000000300E3E2D928.png" xlink:type="simple" xlink:show="embed" xlink:actuate="onLoad"/></draw:frame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Helvetica" svg:font-family="Helvetica"/>
    <style:font-face style:name="Tahoma1" svg:font-family="Tahoma"/>
    <style:font-face style:name="Times" svg:font-family="Times"/>
    <style:font-face style:name="DejaVuSans" svg:font-family="DejaVuSans" style:font-family-generic="system" style:font-pitch="variable"/>
    <style:font-face style:name="HG Mincho Light J" svg:font-family="'HG Mincho Light J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" fo:font-size="12pt" fo:language="pt" fo:country="BR" style:letter-kerning="true" style:font-name-asian="DejaVu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Helvetica" fo:font-size="14pt" style:font-name-asian="HG Mincho Light J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Times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Times"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quare-mode="false"/>
    </style:default-page-layout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style:layout-grid-square-mode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3$Linux OpenOffice.org_project/680m5$Build-9221</meta:generator>
    <meta:initial-creator>Ronaldo Amaral</meta:initial-creator>
    <meta:creation-date>2008-06-10T20:45:26</meta:creation-date>
    <dc:creator>Ronaldo Amaral</dc:creator>
    <dc:date>2008-06-10T20:46:45</dc:date>
    <meta:editing-cycles>1</meta:editing-cycles>
    <meta:editing-duration>PT1M21S</meta:editing-duration>
    <meta:user-defined meta:name="Info 1"/>
    <meta:user-defined meta:name="Info 2"/>
    <meta:user-defined meta:name="Info 3"/>
    <meta:user-defined meta:name="Info 4"/>
    <meta:document-statistic meta:table-count="1" meta:image-count="2" meta:object-count="0" meta:page-count="1" meta:paragraph-count="4" meta:word-count="4" meta:character-count="15"/>
  </office:meta>
</office:document-meta>
</file>